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Text_20_body">
      <style:text-properties style:font-name="Calibri2" fo:language="pl" fo:country="PL"/>
    </style:style>
    <style:style style:name="P10" style:family="paragraph" style:parent-style-name="Text_20_body">
      <style:text-properties fo:background-color="#ffff00"/>
    </style:style>
    <style:style style:name="P11" style:family="paragraph" style:parent-style-name="Heading" style:master-page-name="MP0">
      <style:paragraph-properties style:page-number="auto" fo:break-before="page"/>
      <style:text-properties fo:language="pl" fo:country="PL"/>
    </style:style>
    <style:style style:name="P12" style:family="paragraph" style:parent-style-name="Heading_20_2">
      <style:text-properties fo:language="pl" fo:country="PL"/>
    </style:style>
    <style:style style:name="P13" style:family="paragraph" style:parent-style-name="Heading_20_2">
      <style:text-properties style:font-name="Calibri2" fo:language="pl" fo:country="PL"/>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2"/>
    </style:style>
    <style:style style:name="T6" style:family="text">
      <style:text-properties style:font-name="Calibri2" fo:language="pl" fo:country="PL"/>
    </style:style>
    <style:style style:name="T7" style:family="text">
      <style:text-properties style:font-name="Calibri2" fo:language="pl" fo:country="PL" fo:font-weight="normal" style:font-weight-asian="normal" style:font-weight-complex="normal"/>
    </style:style>
    <style:style style:name="T8" style:family="text">
      <style:text-properties style:font-name="Calibri2" fo:background-color="#ffff00"/>
    </style:style>
    <style:style style:name="T9" style:family="text">
      <style:text-properties style:font-name="Calibri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ynastia Sobieskich – tom II, „Pola Chwały”</text:p>
      <text:h text:style-name="P12"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ó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 Dalej inne, nowo sformowane regimenty z całej wiernej królowi Rzeczypospolitej.</text:p>
      <text:p text:style-name="P6">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text:soft-page-break/>-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o elekcji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2"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text:soft-page-break/>kroków przed pikinierami stał sierżant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text:soft-page-break/>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text:soft-page-break/>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5">ą</text:span><text:span text:style-name="T3">dnie przygotowanego okr</text:span><text:span text:style-name="T5">ę</text:span><text:span text:style-name="T3">tu nie s</text:span><text:span text:style-name="T5">ą</text:span><text:span text:style-name="T3"> te sztormy przecie straszne. Marynarzom takie sprawy zwyczajne, a w sytuacji naprawd</text:span><text:span text:style-name="T5">ę</text:span><text:span text:style-name="T3"> trudnej schroni</text:span><text:span text:style-name="T5">ć</text:span><text:span text:style-name="T3"> si</text:span><text:span text:style-name="T5">ę</text:span><text:span text:style-name="T3"> w przyjaznych szwedzkich portach mo</text:span><text:span text:style-name="T5">ż</text:span><text:span text:style-name="T3">emy.</text:span></text:p>
      <text:p text:style-name="P2"><text:span text:style-name="T3">- Nie dlatego, abym si</text:span><text:span text:style-name="T5">ę</text:span><text:span text:style-name="T3"> narazi</text:span><text:span text:style-name="T5">ć</text:span><text:span text:style-name="T3"> okr</text:span><text:span text:style-name="T5">ę</text:span><text:span text:style-name="T3">ty i marynarzy dzielnych Jego Kr</text:span><text:span text:style-name="T5">ó</text:span><text:span text:style-name="T3">lewskiej mo</text:span><text:span text:style-name="T5">ś</text:span><text:span text:style-name="T3">ci obawia</text:span><text:span text:style-name="T5">ł</text:span><text:span text:style-name="T3"> rezygnujemy z tych wypraw. Nie mamy, aktualnie, celu w wyprawie do Gda</text:span><text:span text:style-name="T5">ń</text:span><text:span text:style-name="T3">ska.</text:span></text:p>
      <text:p text:style-name="P2">- Ależ jak to, nowego sojusznika ostawimy?</text:p>
      <text:p text:style-name="P2"><text:span text:style-name="T2">- Uciszcie się, de Gourdant! – syknął kapitan -</text:span> nie dla zwyk<text:span text:style-name="T5">ł</text:span><text:span text:style-name="T3">ych marynarskich uszu to sprawy. Powiem wam jedno, </text:span><text:span text:style-name="T5">ż</text:span><text:span text:style-name="T3">e sojusznik nasz nadal z drugim sojusznikiem wojuje, i dop</text:span><text:span text:style-name="T5">ó</text:span><text:span text:style-name="T3">ki to trwa, na wsparcie nasze obaj poczeka</text:span><text:span text:style-name="T5">ć</text:span><text:span text:style-name="T3"> musz</text:span><text:span text:style-name="T5">ą</text:span><text:span text:style-name="T3">.</text:span></text:p>
      <text:p text:style-name="P2"><text:span text:style-name="T3">Zamy</text:span><text:span text:style-name="T5">ś</text:span><text:span text:style-name="T3">li</text:span><text:span text:style-name="T5">ł</text:span><text:span text:style-name="T3"> si</text:span><text:span text:style-name="T5">ę</text:span><text:span text:style-name="T3"> pan de Bealieu.</text:span></text:p>
      <text:p text:style-name="P2"><text:span text:style-name="T3">- M</text:span><text:span text:style-name="T5">ó</text:span><text:span text:style-name="T3">wicie: Ba</text:span><text:span text:style-name="T5">ł</text:span><text:span text:style-name="T3">tyk, my</text:span><text:span text:style-name="T5">ś</text:span><text:span text:style-name="T3">licie: Szwecja - powiedzia</text:span><text:span text:style-name="T5">ł</text:span><text:span text:style-name="T3"> powoli do kapitana - trzebaby Szwecj</text:span><text:span text:style-name="T5">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5">ź</text:span>miesz na pok<text:span text:style-name="T5">ł</text:span>ad pana de Bethune, kt<text:span text:style-name="T5">ó</text:span>ry misj<text:span text:style-name="T5">ę</text:span> now<text:span text:style-name="T5">ą</text:span> a piln<text:span text:style-name="T5">ą</text:span> w Polsce odbywa<text:span text:style-name="T5">ć</text:span> b<text:span text:style-name="T5">ę</text:span>dzie. Potem przygotujesz okr<text:span text:style-name="T5">ę</text:span>ty do rejs<text:span text:style-name="T5">ó</text:span>w zimowych. Ja w Pary<text:span text:style-name="T5">ż</text:span>u z ministrem Pompone rozm<text:span text:style-name="T5">ó</text:span>wi<text:span text:style-name="T5">ć</text:span> si<text:span text:style-name="T5">ę</text:span> musz<text:span text:style-name="T5">ę</text:span>, lecz s<text:span text:style-name="T5">ą</text:span>dz<text:span text:style-name="T5">ę</text:span> <text:span text:style-name="T5">ż</text:span>e zim<text:span text:style-name="T5">ą</text:span> razem w rejs udamy si<text:span text:style-name="T5">ę.</text:span></text:p>
      <text:p text:style-name="P3"/>
      <text:p text:style-name="P7"/>
      <text:p text:style-name="P7">* <text:s/>* <text:s/>*</text:p>
      <text:p text:style-name="Text_20_body"><text:span text:style-name="T1">"Wielce moja </text:span><text:span text:style-name="T6">ż</text:span><text:span text:style-name="T4">ycia a serca pociecho... Jakie</text:span><text:span text:style-name="T6">ż</text:span><text:span text:style-name="T4"> to wie</text:span><text:span text:style-name="T6">ś</text:span><text:span text:style-name="T4">ci niedobre, a raczej ich brak od WMci Serca mego krewnych i znajomych, jako </text:span><text:span text:style-name="T6">ż</text:span><text:span text:style-name="T4">e gotowizny przyobiecaney mi nieprzysy</text:span><text:span text:style-name="T6">ł</text:span><text:span text:style-name="T4">aj</text:span><text:span text:style-name="T6">ą</text:span><text:span text:style-name="T4">. Przecie nie dlatego, i</text:span><text:span text:style-name="T6">ż</text:span><text:span text:style-name="T4"> Jego Wysoko</text:span><text:span text:style-name="T6">ś</text:span><text:span text:style-name="T4">ci w skarbcu brakuje, bo mu brakuje, dla wojen i innych turbacyj, ale tyle co mi przyobieca</text:span><text:span text:style-name="T6">ł</text:span><text:span text:style-name="T4"> zawsze wys</text:span><text:span text:style-name="T6">ł</text:span><text:span text:style-name="T4">a</text:span><text:span text:style-name="T6">ć</text:span><text:span text:style-name="T4"> mo</text:span><text:span text:style-name="T6">ż</text:span><text:span text:style-name="T4">e. <text:s/>Musi to by</text:span><text:span text:style-name="T6">ć</text:span><text:span text:style-name="T4">, </text:span><text:span text:style-name="T6">ż</text:span><text:span text:style-name="T4">e JKM</text:span><text:span text:style-name="T6">ć</text:span><text:span text:style-name="T4"> Ludwik wojny naszej z Turkiem wspiera</text:span><text:span text:style-name="T6">ć</text:span><text:span text:style-name="T4"> nie chce. My j</text:span><text:span text:style-name="T6">ą</text:span><text:span text:style-name="T4"> przecie</text:span><text:span text:style-name="T6">ż zakoń</text:span><text:span text:style-name="T4">czy</text:span><text:span text:style-name="T6">ć</text:span><text:span text:style-name="T4"> musim, a jak tu o ko</text:span><text:span text:style-name="T6">ń</text:span><text:span text:style-name="T4">czeniu my</text:span><text:span text:style-name="T6">ś</text:span><text:span text:style-name="T4">le</text:span><text:span text:style-name="T6">ć</text:span><text:span text:style-name="T4">, pieni</text:span><text:span text:style-name="T6">ą</text:span><text:span text:style-name="T4">dza nie maj</text:span><text:span text:style-name="T6">ą</text:span><text:span text:style-name="T4">c. Jeszcze JM</text:span><text:span text:style-name="T6">ć</text:span><text:span text:style-name="T4"> pan Podskarbi w Warszawie rezerw ostatnich gotowizny dobywa, z tego co nam do tej pory przys</text:span><text:span text:style-name="T6">ł</text:span><text:span text:style-name="T4">ano, jednak pono, </text:span><text:span text:style-name="T6">ż</text:span><text:span text:style-name="T4">e wi</text:span><text:span text:style-name="T6">ę</text:span><text:span text:style-name="T4">cej w pa</text:span><text:span text:style-name="T6">ł</text:span><text:span text:style-name="T4">ac sw</text:span><text:span text:style-name="T6">ó</text:span><text:span text:style-name="T4">j nowy wedle Kabat </text:span><text:span text:style-name="T6">ł</text:span><text:span text:style-name="T4">o</text:span><text:span text:style-name="T6">ży, a mi grosze nędzne odsyła. A Kątski jenerał artyleryi wielce teraz pieniędzy potrzebuje, bo we Lwowie działa ostatnie szykuje, którymi </text:span><text:span text:style-name="T7">Bar i </text:span><text:span text:style-name="T6">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5">ó</text:span><text:span text:style-name="T3">r</text:span><text:span text:style-name="T5">ą</text:span><text:span text:style-name="T3"> Ostrowski z grzbietu wierzchowca ogl</text:span><text:span text:style-name="T5">ą</text:span><text:span text:style-name="T3">da</text:span><text:span text:style-name="T5">ł, była prawie wyludniona. Już od Lwowa na wschód wioski często puste stały, za Strypą zaś osady ludzkie znikły zupełnie. Od nieszczęśliwego roku 1648 tyle wycierpiała ta ziemia z rąk tatarskich, lecz nade wszystko z rąk </text:span><text:soft-page-break/><text:span text:style-name="T5">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5">ł</text:span>kownik, pan kasztelan Silinicki, który tak oto przemówił:</text:p>
      <text:p text:style-name="Dialog"><text:span text:style-name="T5">„Pisze mi pan Sieniawski, </text:span><text:span text:style-name="T5">ż</text:span><text:span text:style-name="T5">e wzi</text:span><text:span text:style-name="T5">ął</text:span><text:span text:style-name="T5"> Husiaty</text:span><text:span text:style-name="T5">ń</text:span><text:span text:style-name="T5">, coto</text:span><text:span text:style-name="T5">ś</text:span><text:span text:style-name="T5">my kilka dni temu ostawili z ty</text:span><text:span text:style-name="T5">ł</text:span><text:span text:style-name="T5">u z bisurma</text:span><text:span text:style-name="T5">ń</text:span><text:span text:style-name="T5">sk</text:span><text:span text:style-name="T5">ą</text:span><text:span text:style-name="T5"> za</text:span><text:span text:style-name="T5">ł</text:span><text:span text:style-name="T5">og</text:span><text:span text:style-name="T5">ą</text:span><text:span text:style-name="T5"> w spokoju dla obronno</text:span><text:span text:style-name="T5">ś</text:span><text:span text:style-name="T5">ci miejsca swego. Oto pan Sieniawski Husiatynia nie dobywa</text:span><text:span text:style-name="T5">ł</text:span><text:span text:style-name="T5">, jeno Turcy sami mu si</text:span><text:span text:style-name="T5">ę</text:span><text:span text:style-name="T5"> poddali. Widzicie waszmo</text:span><text:span text:style-name="T5">ś</text:span><text:span text:style-name="T5">ciowie, duch w armii wrogiej po zesz</text:span><text:span text:style-name="T5">ł</text:span><text:span text:style-name="T5">orocznych wiktorjach naszych upad</text:span><text:span text:style-name="T5">ł</text:span><text:span text:style-name="T5">. <text:s/>Zatem id</text:span><text:span text:style-name="T5">ź</text:span><text:span text:style-name="T5">my teraz prosto na Kamieniec, nie ogl</text:span><text:span text:style-name="T5">ą</text:span><text:span text:style-name="T5">daj</text:span><text:span text:style-name="T5">ą</text:span><text:span text:style-name="T5">c si</text:span><text:span text:style-name="T5">ę</text:span><text:span text:style-name="T5"> i nie zatrzymuj</text:span><text:span text:style-name="T5">ą</text:span><text:span text:style-name="T5">c wi</text:span><text:span text:style-name="T5">ę</text:span><text:span text:style-name="T5">cej, ni</text:span><text:span text:style-name="T5">ź</text:span><text:span text:style-name="T5">li to dla koni a ludzi um</text:span><text:span text:style-name="T5">ę</text:span><text:span text:style-name="T5">czenia potrzebne. Kamieniec w r</text:span><text:span text:style-name="T5">ę</text:span><text:span text:style-name="T5">ce nasze dla impetu naszego niech wpadnie!”</text:span></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5">ę</text:span> Kamieńca szeroko otwarte, a przed bram<text:span text:style-name="T5">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5">ę</text:span> Rusk<text:span text:style-name="T5">ą</text:span>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5">ł</text:span> i kopii, śmiałym natarciem w ciżbę Krymców powstrzymała, impetem swoim wrog<text:span text:style-name="T5">ó</text:span>w powalaj<text:span text:style-name="T5">ą</text:span>c i koncerzami okrutnie ich bod<text:span text:style-name="T5">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Dialog"><text:span text:style-name="T5">„Ej, żebyśmy to choć jedną rotę dragonii mieli, choć malutką, to już byśmy Kamieniec zdobyli” - pieklił się pu</text:span><text:span text:style-name="T5">ł</text:span><text:span text:style-name="T5">kownik Silnicki, czapkę swą na ziem rzuciwszy i pięści do skroni nagiej przykładając.</text:span></text:p>
      <text:p text:style-name="Dialog"><text:span text:style-name="T5">„I co by ta jedna mała rota uczyniła?” - pytał pan Ostrowski, ockn</text:span><text:span text:style-name="T5">ą</text:span><text:span text:style-name="T5">wszy si</text:span><text:span text:style-name="T5">ę</text:span><text:span text:style-name="T5"> w zaje</text:span><text:span text:style-name="T5">ź</text:span><text:span text:style-name="T5">dzie w Oryninie, gdzie rannych z bitwy <text:s/>kamienieckiej z</text:span><text:span text:style-name="T5">ł</text:span><text:span text:style-name="T5">o</text:span><text:span text:style-name="T5">ż</text:span><text:span text:style-name="T5">ono.</text:span></text:p>
      <text:p text:style-name="Dialog"><text:soft-page-break/><text:span text:style-name="T5">„Jedna nawet rota dragonii, obóz tatarski obsadziwszy, imże nie pozwoliłaby się zebrać i nas w bok zażyć. Tatarzy przecie na ogień broni palnej całkiem nieodporni, i tego ognia nam </text:span><text:span text:style-name="T5">zabrakło. <text:s/>Baśmy zaś ataku nie przerywali, tedy janczarzy też by się nie opatrzyli przy bramie jeno do zamku by zmykali. Bramę zdobywszy, łacno byśmy ich do zamku ścigając przetrzebili, więc i załoga zamku nie byłaby wzmocnioną, jeno raczej tłumem przerażonym i g</text:span><text:span text:style-name="T5">ę</text:span><text:span text:style-name="T5">bami do wy</text:span><text:span text:style-name="T5">ż</text:span><text:span text:style-name="T5">ywienia osłabioną” - rzek</text:span><text:span text:style-name="T5">ł</text:span><text:span text:style-name="T5"> pan Starczy</text:span><text:span text:style-name="T5">ń</text:span><text:span text:style-name="T5">ski, kt</text:span><text:span text:style-name="T5">ó</text:span><text:span text:style-name="T5">ry nad zdrowiem Ostrowskiego czuwa</text:span><text:span text:style-name="T5">ł</text:span><text:span text:style-name="T5">.</text:span></text:p>
      <text:p text:style-name="P3">„Jakże to, jazdą po mieście na piechotę nacierać?”</text:p>
      <text:p text:style-name="P3">„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Fortecę dobywać kawalerią?”</text:p>
      <text:p text:style-name="Dialog"><text:span text:style-name="T5">„To waćpan jeszcze nie widział, jak dzielnie husarze nasi spieszeni fortyfikacje dobywają. Przecie nie tylko z konia szablą robić umieją. Szyszak i pancerz przeiw kulom</text:span><text:span text:style-name="T5"><text:note text:id="ftn3" text:note-class="endnote"><text:note-citation>3</text:note-citation><text:note-body><text:p text:style-name="Endnote">Zw<text:span text:style-name="T5">ł</text:span><text:span text:style-name="T3">aszcza przeciw tureckim. Rzeczywi</text:span><text:span text:style-name="T5">ś</text:span><text:span text:style-name="T3">cie, husaria spieszona niejednokrotnie o szturmie fortec rozstrzyga</text:span><text:span text:style-name="T5">ł</text:span><text:span text:style-name="T3">a, r</text:span><text:span text:style-name="T5">ó</text:span><text:span text:style-name="T3">wnie</text:span><text:span text:style-name="T5">ż</text:span><text:span text:style-name="T3"> dzi</text:span><text:span text:style-name="T5">ę</text:span><text:span text:style-name="T3">ki swemu znakomitemu - i pod koniec XVII wieku wyj</text:span><text:span text:style-name="T5">ą</text:span><text:span text:style-name="T3">tkowemu - uzbrojeniu ochronnemu.</text:span></text:p></text:note-body></text:note></text:span><text:span text:style-name="T5">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5">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5"><text:note text:id="ftn4" text:note-class="endnote"><text:note-citation>4</text:note-citation><text:note-body><text:p text:style-name="Endnote">Abdykowawszy, przebywa<text:span text:style-name="T5">ł</text:span><text:span text:style-name="T3"> we Francji. Zmar</text:span><text:span text:style-name="T5">ł</text:span><text:span text:style-name="T3"> na wie</text:span><text:span text:style-name="T5">ść</text:span><text:span text:style-name="T3"> o zdobyciu Kamie</text:span><text:span text:style-name="T5">ń</text:span><text:span text:style-name="T3">ca przez Turk</text:span><text:span text:style-name="T5">ó</text:span><text:span text:style-name="T3">w.</text:span></text:p></text:note-body></text:note></text:span><text:span text:style-name="T5">, żołnierzom nie-Polakom i nie-Litwinom po doświadczeniach smutnych</text:span><text:span text:style-name="T5"><text:note text:id="ftn5" text:note-class="endnote"><text:note-citation>5</text:note-citation><text:note-body><text:p text:style-name="Endnote">Np. w 1648 roku wszyscy Rusini s<text:span text:style-name="T5">ł</text:span><text:span text:style-name="T3">u</text:span><text:span text:style-name="T5">żą</text:span><text:span text:style-name="T3">cy w wojskach komputowych i prywatnych przeszli na stron</text:span><text:span text:style-name="T5">ę</text:span><text:span text:style-name="T3"> Chmielnickiego. Oznacza</text:span><text:span text:style-name="T5">ł</text:span><text:span text:style-name="T3">o to, </text:span><text:span text:style-name="T5">ż</text:span><text:span text:style-name="T3">e nagle wojska koronne pozbawione zosta</text:span><text:span text:style-name="T5">ł</text:span><text:span text:style-name="T3">y ca</text:span><text:span text:style-name="T5">ł</text:span><text:span text:style-name="T3">ej dragonii i wielkiej cz</text:span><text:span text:style-name="T5">ęś</text:span><text:span text:style-name="T3">ci piechoty. Dopiero Sobieskiemu uda</text:span><text:span text:style-name="T5">ł</text:span><text:span text:style-name="T3">o si</text:span><text:span text:style-name="T5">ę</text:span><text:span text:style-name="T3">, historycznie, ubytek ten odtworzy</text:span><text:span text:style-name="T5">ć</text:span><text:span text:style-name="T3">.</text:span></text:p></text:note-body></text:note></text:span><text:span text:style-name="T5"> </text:span><text:span text:style-name="T5">panowania swego ufać nie kazał. Jednak przydał się tutaj pan Wiszinoiu i jego ziomkowie, gdy się u </text:span><text:soft-page-break/><text:span text:style-name="T5">chłopów mołdawskich o transportach do Kamieńca wywiadywał.</text:span><text:span text:style-name="T8"> Jakie</text:span><text:span text:style-name="T8">ś</text:span><text:span text:style-name="T8"> przej</text:span><text:span text:style-name="T8">ś</text:span><text:span text:style-name="T8">cie.</text:span><text:span text:style-name="T5"> Ostrowski </text:span><text:span text:style-name="T5">ś</text:span><text:span text:style-name="T5">cisn</text:span><text:span text:style-name="T5">ął</text:span><text:span text:style-name="T5"> kolanami konia i skr</text:span><text:span text:style-name="T5">ę</text:span><text:span text:style-name="T5">ci</text:span><text:span text:style-name="T5">ł</text:span><text:span text:style-name="T5"> pomi</text:span><text:span text:style-name="T5">ę</text:span><text:span text:style-name="T5">dzy drzewami w kierunku traktu. Wiedzia</text:span><text:span text:style-name="T5">ł</text:span><text:span text:style-name="T5"> </text:span><text:span text:style-name="T5">ż</text:span><text:span text:style-name="T5">e stajanie za nimi to samo robi</text:span><text:span text:style-name="T5">ł</text:span><text:span text:style-name="T5">a chor</text:span><text:span text:style-name="T5">ą</text:span><text:span text:style-name="T5">giwe pancerna pod panem Starczy</text:span><text:span text:style-name="T5">ń</text:span><text:span text:style-name="T5">skim, bior</text:span><text:span text:style-name="T5">ą</text:span><text:span text:style-name="T5">c transport i jego eskort</text:span><text:span text:style-name="T5">ę</text:span><text:span text:style-name="T5"> w kleszcze. Gdy ju</text:span><text:span text:style-name="T5">ż</text:span><text:span text:style-name="T5"> przez rzedniej</text:span><text:span text:style-name="T5">ą</text:span><text:span text:style-name="T5">ce drzewa widzia</text:span><text:span text:style-name="T5">ł</text:span><text:span text:style-name="T5"> drog</text:span><text:span text:style-name="T5">ę</text:span><text:span text:style-name="T5"> a za ni</text:span><text:span text:style-name="T5">ą</text:span><text:span text:style-name="T5"> przeciwleg</text:span><text:span text:style-name="T5">ł</text:span><text:span text:style-name="T5">e zbocze, wyci</text:span><text:span text:style-name="T5">ą</text:span><text:span text:style-name="T5">gn</text:span><text:span text:style-name="T5">ął</text:span><text:span text:style-name="T5"> nabity pistolet i strzeli</text:span><text:span text:style-name="T5">ł</text:span><text:span text:style-name="T5"> w kierunku janczar</text:span><text:span text:style-name="T5">ó</text:span><text:span text:style-name="T5">w, bod</text:span><text:span text:style-name="T5">ą</text:span><text:span text:style-name="T5">c konia jednocze</text:span><text:span text:style-name="T5">ś</text:span><text:span text:style-name="T5">nie pi</text:span><text:span text:style-name="T5">ę</text:span><text:span text:style-name="T5">tami. Ca</text:span><text:span text:style-name="T5">ł</text:span><text:span text:style-name="T5">a chor</text:span><text:span text:style-name="T5">ą</text:span><text:span text:style-name="T5">giew lekka podskoczy</text:span><text:span text:style-name="T5">ł</text:span><text:span text:style-name="T5">a jednocze</text:span><text:span text:style-name="T5">ś</text:span><text:span text:style-name="T5">nie galopem i wy</text:span><text:span text:style-name="T5">ł</text:span><text:span text:style-name="T5">oni</text:span><text:span text:style-name="T5">ł</text:span><text:span text:style-name="T5">a si</text:span><text:span text:style-name="T5">ę</text:span><text:span text:style-name="T5"> tu</text:span><text:span text:style-name="T5">ż</text:span><text:span text:style-name="T5"> przed zaskoczon</text:span><text:span text:style-name="T5">ą</text:span><text:span text:style-name="T5"> eskort</text:span><text:span text:style-name="T5">ą</text:span><text:span text:style-name="T5">. Janczarscy muszkieterowie zatkn</text:span><text:span text:style-name="T5">ę</text:span><text:span text:style-name="T5">li <text:s/>wide</text:span><text:span text:style-name="T5">ł</text:span><text:span text:style-name="T5">ki i opar</text:span><text:span text:style-name="T5">ł</text:span><text:span text:style-name="T5">szy o nie muszkiety, oddali chaotyczn</text:span><text:span text:style-name="T5">ą</text:span><text:span text:style-name="T5"> salw</text:span><text:span text:style-name="T5">ę</text:span><text:span text:style-name="T5"> w kierunku przelatuj</text:span><text:span text:style-name="T5">ą</text:span><text:span text:style-name="T5">cej przed nimi konnicy, lecz ta b</text:span><text:span text:style-name="T5">ę</text:span><text:span text:style-name="T5">d</text:span><text:span text:style-name="T5">ą</text:span><text:span text:style-name="T5">c w pe</text:span><text:span text:style-name="T5">ł</text:span><text:span text:style-name="T5">nym p</text:span><text:span text:style-name="T5">ę</text:span><text:span text:style-name="T5">dzie min</text:span><text:span text:style-name="T5">ęł</text:span><text:span text:style-name="T5">a ich ju</text:span><text:span text:style-name="T5">ż</text:span><text:span text:style-name="T5"> i na </text:span><text:span text:style-name="T5">ś</text:span><text:span text:style-name="T5">cian</text:span><text:span text:style-name="T5">ę</text:span><text:span text:style-name="T5"> w</text:span><text:span text:style-name="T5">ą</text:span><text:span text:style-name="T5">wozu si</text:span><text:span text:style-name="T5">ę</text:span><text:span text:style-name="T5"> wspina</text:span><text:span text:style-name="T5">ł</text:span><text:span text:style-name="T5">a, w tym miejscu </text:span><text:span text:style-name="T5">ł</text:span><text:span text:style-name="T5">agodniejsz</text:span><text:span text:style-name="T5">ą</text:span><text:span text:style-name="T5">. Ledwo przebrzmia</text:span><text:span text:style-name="T5">ł huk tureckiej salwy, zabrzmiały pistolety drugiej chorągwi lekkiej, dotąd w chaszczach czekającej. Teraz muszkieterowie na tył konwoju pobiegli, aby w spokoju nabijać, zaś sprzodu pikinierzy janczarscy zastawiać się poczeli, obu stron wąwozu pilnując. Jednak z gąszczy za <text:s/>konwojem obie pancerne chorągwie w pędzie pełnym wypadły, w wąski a długi szyk ustawione, i siekły bezlitośnie muszkieterów. Ci nie mając się czym bronić, muszkiety rzucali i w panice przed siebie uciekali, a to między wozy, a to na czoło konwoju, tam zaś szyk pikinierów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text:span text:style-name="T5">ść</text:span> o zablokowaniu Kamie<text:span text:style-name="T5">ń</text:span>ca roznios<text:span text:style-name="T5">ł</text:span>a si<text:span text:style-name="T5">ę</text:span> po ca<text:span text:style-name="T5">ł</text:span>ej armii koronnej i zachwyt wywo<text:span text:style-name="T5">ł</text:span>a<text:span text:style-name="T5">ł</text:span>a. <text:span text:style-name="T5">ż</text:span>ywiej zaraz te<text:span text:style-name="T5">ż</text:span> maszerowa<text:span text:style-name="T5">ć</text:span> oddzia<text:span text:style-name="T5">ł</text:span>y pocz<text:span text:style-name="T5">ęł</text:span>y, wierz<text:span text:style-name="T5">ą</text:span>c wreszcie w rych<text:span text:style-name="T5">ł</text:span>y koniec kampanii. Kr<text:span text:style-name="T5">ó</text:span>l i hetman Sobieski jednak zadowolony nie by<text:span text:style-name="T5">ł</text:span>. Skrycie by<text:span text:style-name="T5">ł</text:span> na zdobycie fortecy z marszu by<text:span text:style-name="T5">ł</text:span> liczy<text:span text:style-name="T5">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text:span><text:span text:style-name="T5">ą</text:span> <text:span text:style-name="T5">wstrzymano, teraz właśnie, gdy i na Podolu walczył, i w Wielkopolsce tumulty szlacheckie gromić musiał, i na Litwie z buntem otwartym Paca radzić sobie musiał. </text:span></text:p>
      <text:p text:style-name="P8"><text:s/></text:p>
      <text:h text:style-name="P13" text:outline-level="2">Rozdział III</text:h>
      <text:p text:style-name="Text_20_body">Tymczasem hetman wielki litewski, po nieudanym na Wilno ataku i przegranej potyczce pod Nie<text:span text:style-name="T5">ś</text:span><text:span text:style-name="T3">wie</text:span><text:span text:style-name="T5">ż</text:span><text:span text:style-name="T3">em</text:span>, do Kowna wycofa<text:span text:style-name="T5">ł</text:span><text:span text:style-name="T3"> si</text:span><text:span text:style-name="T5">ę</text:span><text:span text:style-name="T3"> i miasto porz</text:span><text:span text:style-name="T5">ą</text:span><text:span text:style-name="T3">dnie obwarowa</text:span><text:span text:style-name="T5">ł</text:span><text:span text:style-name="T3">. Tam tak</text:span><text:span text:style-name="T5">ż</text:span><text:span text:style-name="T3">e rozwin</text:span><text:span text:style-name="T5">ął</text:span><text:span text:style-name="T3"> pracowit</text:span><text:span text:style-name="T5">ą</text:span><text:span text:style-name="T3"> dzia</text:span><text:span text:style-name="T5">ł</text:span><text:span text:style-name="T3">alno</text:span><text:span text:style-name="T5">ść</text:span><text:span text:style-name="T3"> pisarsk</text:span><text:span text:style-name="T5">ą</text:span><text:span text:style-name="T3">, liczne uniwersa</text:span><text:span text:style-name="T5">ł</text:span><text:span text:style-name="T3">y i wezwania do szlachty litewskiej pisz</text:span><text:span text:style-name="T5">ą</text:span><text:span text:style-name="T3">c, aby w</text:span><text:span text:style-name="T5">ł</text:span><text:span text:style-name="T3">adzy nieprawanie obranej obywatele niepos</text:span><text:span text:style-name="T5">ł</text:span><text:span text:style-name="T3">usze</text:span><text:span text:style-name="T5">ń</text:span><text:span text:style-name="T3">stwo okaza</text:span><text:span text:style-name="T5">li</text:span><text:span text:style-name="T3"> i przy nim si</text:span><text:span text:style-name="T5">ę</text:span><text:span text:style-name="T3"> kupi</text:span><text:span text:style-name="T5">li</text:span><text:span text:style-name="T3">. Wojska litewskie - swoje prywatne, a r</text:span><text:span text:style-name="T5">ó</text:span><text:span text:style-name="T3">wnie</text:span><text:span text:style-name="T5">ż</text:span><text:span text:style-name="T3"> komput - zaklina</text:span><text:span text:style-name="T5">ł</text:span><text:span text:style-name="T3">, by si</text:span><text:span text:style-name="T5">ę</text:span><text:span text:style-name="T3"> przy nim, obro</text:span><text:span text:style-name="T5">ń</text:span><text:span text:style-name="T3">cy praw i swob</text:span><text:span text:style-name="T5">ó</text:span><text:span text:style-name="T3">d, opowiedzia</text:span><text:span text:style-name="T5">ł</text:span><text:span text:style-name="T3">y. Bardziej jeszcze intensywnie korespondowa</text:span><text:span text:style-name="T5">ł</text:span><text:span text:style-name="T3"> z magnatami litewskimi, kr</text:span><text:span text:style-name="T5">ó</text:span><text:span text:style-name="T3">lewskie d</text:span><text:span text:style-name="T5">ąż</text:span><text:span text:style-name="T3">enia do absolutum dominium i zamach na wolno</text:span><text:span text:style-name="T5">ść</text:span><text:span text:style-name="T3"> Litwy (a przede wszytskim na maj</text:span><text:span text:style-name="T5">ą</text:span><text:span text:style-name="T3">tki magnackie) </text:span><text:soft-page-break/><text:span text:style-name="T5">przedstawiając. </text:span><text:span text:style-name="T3">Wreszcie wezwa</text:span><text:span text:style-name="T5">ł</text:span><text:span text:style-name="T3"> szlacht</text:span><text:span text:style-name="T5">ę</text:span><text:span text:style-name="T3"> wszelk</text:span><text:span text:style-name="T5">ą</text:span><text:span text:style-name="T3"> do swego maj</text:span><text:span text:style-name="T5">ą</text:span><text:span text:style-name="T3">tku w Widzach za Kownem, aby konfederacj</text:span><text:span text:style-name="T5">ę</text:span><text:span text:style-name="T3"> przeciw tyranowi a w obronie wolno</text:span><text:span text:style-name="T5">ś</text:span><text:span text:style-name="T3">ci Litwy zawi</text:span><text:span text:style-name="T5">ą</text:span><text:span text:style-name="T3">za</text:span><text:span text:style-name="T5">ć</text:span><text:span text:style-name="T3">. </text:span></text:p>
      <text:p text:style-name="Text_20_body">Wszelkie mrzonki o własnej polityki prowadzeniu to megalomania, dla Rzeczypospolitej niebezpieczna. O Prusy upominać się, Elektora wyzywać - to się nie spodoba cesarzowi, który wszak cywilizacji emanacją jest. Razem z nim politykę prowadzić trzeba, nie przeciw niemu. Może coś z takiej współpracy wyniesie Rzeczpospolita, jeśli Cesarz łaskaw będzie, zaś na pewno wzbogacą się na niej kiesy sojuszników Cesarza.</text:p>
      <text:p text:style-name="P10">Tu b<text:span text:style-name="T5">ę</text:span><text:span text:style-name="T3">dzie tyrada na temat zalet utraty niepodleg</text:span><text:span text:style-name="T5">ł</text:span><text:span text:style-name="T3">o</text:span><text:span text:style-name="T5">ś</text:span><text:span text:style-name="T3">ci na rzecz imperium.</text:span></text:p>
      <text:p text:style-name="Text_20_body">Inni znowu o protekcji rosyjskiej m<text:span text:style-name="T5">ó</text:span><text:span text:style-name="T3">wi</text:span><text:span text:style-name="T5">ą</text:span><text:span text:style-name="T3">. Car moskiewski to ambitny pan, kt</text:span><text:span text:style-name="T5">ó</text:span><text:span text:style-name="T3">ry swego ruszy</text:span><text:span text:style-name="T5">ć</text:span><text:span text:style-name="T3"> nie da. Jemu ju</text:span><text:span text:style-name="T5">ż</text:span><text:span text:style-name="T3"> wszak za Jana Kazimierza koron</text:span><text:span text:style-name="T5">ę</text:span><text:span text:style-name="T3"> obiecano.</text:span></text:p>
      <text:p text:style-name="Text_20_body"><text:span text:style-name="T3">Sapiehowie opowiadaj</text:span><text:span text:style-name="T5">ą</text:span><text:span text:style-name="T3"> si</text:span><text:span text:style-name="T5">ę</text:span><text:span text:style-name="T3"> za kr</text:span><text:span text:style-name="T5">ó</text:span><text:span text:style-name="T3">lem</text:span></text:p>
      <text:p text:style-name="Text_20_body"><text:span text:style-name="T5"><text:s/>Dumny hetman, wojskowy wódz nienajgorszy, lecz dyplomata kiepski, ,</text:span></text:p>
      <text:p text:style-name="Text_20_body"><text:span text:style-name="T3">Wymarsz cz</text:span><text:span text:style-name="T5">ęś</text:span><text:span text:style-name="T3">ci wojsk kr</text:span><text:span text:style-name="T5">ó</text:span><text:span text:style-name="T3">lewskich na Podole</text:span></text:p>
      <text:p text:style-name="P9">Dragonia maszeruje</text:p>
      <text:p text:style-name="P9">Przybycie Sobieskiego pod Bar</text:p>
      <text:p text:style-name="P9">Kapitulacja Baru - Lipkowie przechodz<text:span text:style-name="T5">ą</text:span> na stron<text:span text:style-name="T5">ę</text:span> polsk<text:span text:style-name="T5">ą</text:span></text:p>
      <text:p text:style-name="P6"/>
      <text:h text:style-name="P13" text:outline-level="2">Rozdział IV</text:h>
      <text:p text:style-name="P9">Tymczasem w Stambule</text:p>
      <text:p text:style-name="P9">Wycieczki Kamienieckie i bitewki</text:p>
      <text:p text:style-name="P9">Przybycie odsieczy</text:p>
      <text:p text:style-name="Text_20_body"><text:span text:style-name="T6">Bitwa wi</text:span><text:span text:style-name="T6">elka</text:span></text:p>
      <text:p text:style-name="P9">Zawarcie rozejmu</text:p>
      <text:p text:style-name="P9">Gromienie Kozaków</text:p>
      <text:p text:style-name="P6"/>
      <text:p text:style-name="P6"/>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text:soft-page-break/>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text:span></text:span><text:span text:style-name="Absatz-Standardschriftart"><text:span text:style-name="T1">pochodu, jakiś młody porucznik, zatrymywał pochód i kazał budować szopę, w której zostawiali część dziwnego ładunk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6-12-07T07:10:06.59</dc:date>
    <meta:editing-cycles>818</meta:editing-cycles>
    <meta:editing-duration>P1DT10H34M53S</meta:editing-duration>
    <meta:document-statistic meta:table-count="0" meta:image-count="0" meta:object-count="0" meta:page-count="13" meta:paragraph-count="113" meta:word-count="5680" meta:character-count="38441"/>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